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44.3" calcext:value-type="float">
            <text:p>1544.3</text:p>
          </table:table-cell>
          <table:table-cell office:value-type="float" office:value="0.3292" calcext:value-type="float">
            <text:p>0.329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62.7" calcext:value-type="float">
            <text:p>1462.7</text:p>
          </table:table-cell>
          <table:table-cell office:value-type="float" office:value="0.3207" calcext:value-type="float">
            <text:p>0.320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383.5" calcext:value-type="float">
            <text:p>1383.5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304.8" calcext:value-type="float">
            <text:p>1304.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27.1" calcext:value-type="float">
            <text:p>1227.1</text:p>
          </table:table-cell>
          <table:table-cell office:value-type="float" office:value="0.2969" calcext:value-type="float">
            <text:p>0.296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50.45" calcext:value-type="float">
            <text:p>1150.45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75.85" calcext:value-type="float">
            <text:p>1075.85</text:p>
          </table:table-cell>
          <table:table-cell office:value-type="float" office:value="0.2815" calcext:value-type="float">
            <text:p>0.281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2" calcext:value-type="float">
            <text:p>1002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30.1" calcext:value-type="float">
            <text:p>930.1</text:p>
          </table:table-cell>
          <table:table-cell office:value-type="float" office:value="0.2665" calcext:value-type="float">
            <text:p>0.266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59.45" calcext:value-type="float">
            <text:p>859.45</text:p>
          </table:table-cell>
          <table:table-cell office:value-type="float" office:value="0.2589" calcext:value-type="float">
            <text:p>0.258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91" calcext:value-type="float">
            <text:p>791</text:p>
          </table:table-cell>
          <table:table-cell office:value-type="float" office:value="0.2517" calcext:value-type="float">
            <text:p>0.251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723.75" calcext:value-type="float">
            <text:p>723.75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58.6" calcext:value-type="float">
            <text:p>658.6</text:p>
          </table:table-cell>
          <table:table-cell office:value-type="float" office:value="0.2369" calcext:value-type="float">
            <text:p>0.236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95.5" calcext:value-type="float">
            <text:p>595.5</text:p>
          </table:table-cell>
          <table:table-cell office:value-type="float" office:value="0.2296" calcext:value-type="float">
            <text:p>0.229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34.75" calcext:value-type="float">
            <text:p>534.75</text:p>
          </table:table-cell>
          <table:table-cell office:value-type="float" office:value="0.2223" calcext:value-type="float">
            <text:p>0.22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78.15" calcext:value-type="float">
            <text:p>478.15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22.7" calcext:value-type="float">
            <text:p>422.7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68.65" calcext:value-type="float">
            <text:p>368.65</text:p>
          </table:table-cell>
          <table:table-cell office:value-type="float" office:value="0.2" calcext:value-type="float">
            <text:p>0.20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94" calcext:value-type="float">
            <text:p>0.194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75.5" calcext:value-type="float">
            <text:p>275.5</text:p>
          </table:table-cell>
          <table:table-cell office:value-type="float" office:value="0.1877" calcext:value-type="float">
            <text:p>0.187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34.1" calcext:value-type="float">
            <text:p>234.1</text:p>
          </table:table-cell>
          <table:table-cell office:value-type="float" office:value="0.1815" calcext:value-type="float">
            <text:p>0.1815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09:43:49.083998493</meta:creation-date>
    <dc:date>2023-12-26T09:46:21.472219075</dc:date>
    <meta:editing-duration>PT2M33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